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066cm" style:rel-column-width="7964*"/>
    </style:style>
    <style:style style:name="Table1.B" style:family="table-column">
      <style:table-column-properties style:column-width="14.933cm" style:rel-column-width="57571*"/>
    </style:style>
    <style:style style:name="Table1.1" style:family="table-row">
      <style:table-row-properties style:min-row-height="1.25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3" style:family="table-row">
      <style:table-row-properties style:min-row-height="3.611cm"/>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master-page-name="">
      <style:paragraph-properties fo:margin-top="3cm" fo:margin-bottom="0cm" fo:text-align="center" style:justify-single-word="false" style:page-number="auto"/>
    </style:style>
    <style:style style:name="P4" style:family="paragraph" style:parent-style-name="Text_20_body" style:master-page-name="">
      <style:paragraph-properties fo:margin-top="1cm" fo:margin-bottom="0cm" style:page-number="auto" fo:break-before="auto" fo:break-after="auto"/>
    </style:style>
    <style:style style:name="P5"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he ppwcode Individual Contributor License Agreement ("Agreement") v1.1</text:h>
      <text:p text:style-name="Subheading_20_1">http://www.ppwcode.org/licenses/</text:p>
      <text:p text:style-name="Remark">This text is based on the Apache Software Foundation Software Individual Contributor License Agreement (see <text:span text:style-name="Internet_20_link">http://www.apache.org/licenses/</text:span>).</text:p>
      <text:p text:style-name="Text_20_body">In order to clarify the intellectual property license granted with Contributions from any person or entity, PeopleWare must have a Contributor License Agreement (CLA) on file that has been signed by each Contributor, indicating agreement to the license terms below. This license is for your protection as a Contributor as well as the protection of the <text:span text:style-name="T2">ppwcode</text:span> project and its users; it does not change your rights to use your own Contributions for any other purpose.</text:p>
      <text:p text:style-name="Text_20_body">If you have not already done so, please complete and send an original signed Agreement to <text:span text:style-name="T1">PeopleWare n.v., Duwijckstraat 17, 2500 Lier, Belgium</text:span>. If necessary, you may send it by facsimile to the PeopleWare at <text:span text:style-name="T1">+32 3 448 32 66</text:span>. Please read this document carefully before signing and keep a copy for your records.</text:p>
      <table:table table:name="Table1" table:style-name="Table1">
        <table:table-column table:style-name="Table1.A"/>
        <table:table-column table:style-name="Table1.B"/>
        <table:table-row table:style-name="Table1.1">
          <table:table-cell table:style-name="Table1.A1" office:value-type="string">
            <text:p text:style-name="P2">Name:</text:p>
          </table:table-cell>
          <table:table-cell table:style-name="Table1.B1" office:value-type="string">
            <text:p text:style-name="P1"/>
          </table:table-cell>
        </table:table-row>
        <table:table-row table:style-name="Table1.1">
          <table:table-cell table:style-name="Table1.A2" office:value-type="string">
            <text:p text:style-name="P2">Email:</text:p>
          </table:table-cell>
          <table:table-cell table:style-name="Table1.B2" office:value-type="string">
            <text:p text:style-name="P1"/>
          </table:table-cell>
        </table:table-row>
        <table:table-row table:style-name="Table1.3">
          <table:table-cell table:style-name="Table1.A2" office:value-type="string">
            <text:p text:style-name="P2">Mailing address:</text:p>
          </table:table-cell>
          <table:table-cell table:style-name="Table1.B2" office:value-type="string">
            <text:p text:style-name="P1"/>
          </table:table-cell>
        </table:table-row>
        <table:table-row table:style-name="Table1.1">
          <table:table-cell table:style-name="Table1.A2" office:value-type="string">
            <text:p text:style-name="P2">Telephone:</text:p>
          </table:table-cell>
          <table:table-cell table:style-name="Table1.B2" office:value-type="string">
            <text:p text:style-name="P1"/>
          </table:table-cell>
        </table:table-row>
      </table:table>
      <text:p text:style-name="Text_20_body">You accept and agree to the following terms and conditions for Your past, present and future Contributions submitted to PeopleWare for <text:span text:style-name="T2">ppwcode</text:span>. In return, PeopleWare n.v. shall not use Your Contributions in a way that is contrary to the public benefit. Except for the license granted herein to PeopleWare n.v. and recipients of software distributed by PeopleWare through <text:span text:style-name="T2">ppwcode</text:span>, You reserve all right, title, and interest in and to Your Contributions.</text:p>
      <text:p text:style-name="Text_20_body">1. Definitions.</text:p>
      <text:p text:style-name="Text_20_body">"You" (or "Your") shall mean the copyright owner or legal entity authorized by the copyright owner that is making this Agreement with PeopleWare. For legal entities, the entity making a 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Text_20_body">"Contribution" shall mean any original work of authorship, including any modifications or additions to an existing work, that is intentionally <text:span text:style-name="T1">submitted</text:span> by You to PeopleWare for <text:span text:style-name="T2">ppwcode</text:span> for inclusion in, or documentation of, any of the products owned or managed by PeopleWare for <text:span text:style-name="T2">ppwcode</text:span> (the "Work").</text:p>
      <text:p text:style-name="Text_20_body">For the purposes of this definition, "submitted" means any form of electronic, verbal, or written communication sent to PeopleWare for <text:span text:style-name="T2">ppwcode</text:span> or its representatives, including but not limited to communication on electronic mailing lists, source code control systems, and issue tracking systems that are used by the <text:span text:style-name="T2">ppwcode</text:span> Open Source project, for the purpose of discussing and improving the Work, <text:soft-page-break/>but excluding communication that is conspicuously marked or otherwise designated in writing by You as "Not a Contribution", for as far as these are not public by the nature of the submission.</text:p>
      <text:p text:style-name="Text_20_body">2. Grant of Copyright License. Subject to the terms and conditions of this Agreement, You hereby grant to PeopleWare and to recipients of software distributed by PeopleWare through <text:span text:style-name="T2">ppwcode</text:span> a perpetual, worldwide, non-exclusive, no-charge, royalty-free, irrevocable copyright license to reproduce, prepare derivative works of, publicly display, publicly perform, sublicense, and distribute Your Contributions and such derivative works.</text:p>
      <text:p text:style-name="Text_20_body">3. Grant of Patent License. Subject to the terms and conditions of this Agreement, You hereby grant to PeopleWare and to recipients of software distributed by PeopleWare through <text:span text:style-name="T2">ppwcode</text:span> a perpetual, worldwide, non-exclusive, no-charge, royalty-fre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ere submitted. 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p text:style-name="Text_20_body">4. You represent that You are legally entitled to grant the above license. If your employer(s) has rights to intellectual property that you create that includes your Contributions, you represent that you have received permission to make Contributions on behalf of that employer, that your employer has waived such rights for your Contributions to PeopleWare for <text:span text:style-name="T2">ppwcode</text:span>, or that your employer has executed a separate Corporate CLA with PeopleWare.</text:p>
      <text:p text:style-name="Text_20_body">5. You represent that each of Your Contributions is Your original creation (see section 7 for submissions on behalf of others). You represent that Your Contribution submissions include complete details of any third-party license or other restriction (including, but not limited to, related patents and trademarks) of which you are personally aware and which are associated with any part of Your Contributions.</text:p>
      <text:p text:style-name="Text_20_body">6. 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INFRINGEMENT, MERCHANTABILITY, or FITNESS FOR A PARTICULAR PURPOSE.</text:p>
      <text:p text:style-name="Text_20_body">7. Should You wish to submit work that is not Your original creation, You may submit it to <text:span text:style-name="T2">ppwcode</text:span>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named here]".</text:p>
      <text:p text:style-name="Text_20_body">8. You agree to notify the Foundation of any facts or circumstances of which you become aware that would make these representations inaccurate in any respect.</text:p>
      <text:p text:style-name="P3">Please sign: __________________________________ <text:s text:c="33"/>Date: ________________</text:p>
      <text:p text:style-name="P4">In order to make submissions from <text:span text:style-name="T2">ppwcode</text:span> to the Apache Software Foundation more easy, we ask you to also fill out the Apache Software Foundation Individual Contributor License Agreement (see <text:a xlink:type="simple" xlink:href="http://www.apache.org/licenses/">http://www.apache.org/licenses/</text:a>), and have PeopleWare file it with the Apache Software Foundation or file it with the Apache Software Foundation yourself, and send PeopleWare a co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B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fo:font-size="10pt" fo:language="en" fo:country="US" style:font-size-asian="10.5pt"/>
    </style:style>
    <style:style style:name="Text_20_body" style:display-name="Text body" style:family="paragraph" style:parent-style-name="Standard" style:class="text">
      <style:paragraph-properties fo:margin-top="0.101cm" fo:margin-bottom="0.199cm"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Remark" style:family="paragraph" style:parent-style-name="Text_20_body">
      <style:paragraph-properties fo:margin-left="1cm" fo:margin-right="1cm" fo:margin-top="0.25cm" fo:margin-bottom="0.499cm" fo:text-align="center" style:justify-single-word="false" fo:text-indent="0cm" style:auto-text-indent="false" fo:background-color="transparent" style:shadow="none">
        <style:background-image/>
      </style:paragraph-properties>
      <style:text-properties fo:font-size="8pt" fo:font-style="italic" style:font-size-asian="10.5pt"/>
    </style:style>
    <style:style style:name="Subheading_20_1" style:display-name="Subheading 1" style:family="paragraph" style:parent-style-name="Heading">
      <style:paragraph-properties fo:margin-top="0cm" fo:margin-bottom="0.499cm" fo:text-align="center" style:justify-single-word="false"/>
      <style:text-properties fo:font-size="10pt" style:font-size-asian="12pt"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Jan Dockx</meta:initial-creator>
    <meta:creation-date>2008-07-01T16:11:34</meta:creation-date>
    <dc:date>2008-10-20T12:42:15</dc:date>
    <dc:language>nl-BE</dc:language>
    <meta:editing-cycles>12</meta:editing-cycles>
    <meta:editing-duration>PT03H00M33S</meta:editing-duration>
    <meta:document-statistic meta:table-count="1" meta:image-count="0" meta:object-count="0" meta:page-count="2" meta:paragraph-count="23" meta:word-count="1054" meta:character-count="6966"/>
    <meta:user-defined meta:name="Info 1"/>
    <meta:user-defined meta:name="Info 2"/>
    <meta:user-defined meta:name="Info 3"/>
    <meta:user-defined meta:name="Info 4"/>
  </office:meta>
</office:document-meta>
</file>